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T1" style:family="text">
      <style:text-properties officeooo:rsid="000b6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ip <text:span text:style-name="T1">p</text:span>ath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7:37:11.854601989</meta:creation-date>
    <dc:date>2023-07-08T17:39:18.204240293</dc:date>
    <meta:editing-duration>PT2M11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0.4.2$Linux_X86_64 LibreOffice_project/00$Build-2</meta:generator>
  </office:meta>
</office:document-meta>
</file>